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4048" officeooo:paragraph-rsid="001b4048"/>
    </style:style>
    <style:style style:name="P2" style:family="paragraph" style:parent-style-name="Standard">
      <style:text-properties style:font-name="Nimbus Mono L" fo:font-size="10pt" officeooo:rsid="001b4048" officeooo:paragraph-rsid="001b4048" style:font-size-asian="10pt" style:font-size-complex="10pt"/>
    </style:style>
    <style:style style:name="P3" style:family="paragraph" style:parent-style-name="Standard">
      <style:text-properties style:font-name="Nimbus Mono L" fo:font-size="10pt" officeooo:rsid="001b4048" officeooo:paragraph-rsid="001c69b3" style:font-size-asian="10pt" style:font-size-complex="10pt"/>
    </style:style>
    <style:style style:name="P4" style:family="paragraph" style:parent-style-name="Standard">
      <style:text-properties officeooo:rsid="001c69b3" officeooo:paragraph-rsid="001c69b3"/>
    </style:style>
    <style:style style:name="T1" style:family="text">
      <style:text-properties officeooo:rsid="001c69b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oratorium godzina 12:30, wtorek - Adrian Jałoszewski, układ 8051</text:p>
      <text:p text:style-name="P1"/>
      <text:p text:style-name="P2">Kod zapalający wszystkie diody:</text:p>
      <text:p text:style-name="P2">org 0</text:p>
      <text:p text:style-name="P2"><text:s text:c="4"/>LJMP start</text:p>
      <text:p text:style-name="P2">org 30h</text:p>
      <text:p text:style-name="P2">start:</text:p>
      <text:p text:style-name="P2"><text:s text:c="4"/>mov P0,#0x00<text:tab/><text:tab/>; <text:span text:style-name="T1">zgaś diodę</text:span></text:p>
      <text:p text:style-name="P2"><text:s text:c="4"/>mov P1,#0x00</text:p>
      <text:p text:style-name="P2"><text:s text:c="4"/>mov P2,#0x00</text:p>
      <text:p text:style-name="P2"><text:s text:c="4"/>mov P3,#0x00</text:p>
      <text:p text:style-name="P2">loop:</text:p>
      <text:p text:style-name="P2"><text:s text:c="4"/>LJMP loop<text:tab/><text:tab/>; <text:span text:style-name="T1">w nieskończoność</text:span></text:p>
      <text:p text:style-name="P2">end</text:p>
      <text:p text:style-name="P1"/>
      <text:p text:style-name="P1"/>
      <text:p text:style-name="P1">Kod migoczący na opóźnieniu pętlami około 3 Hz:</text:p>
      <text:p text:style-name="P1"/>
      <text:p text:style-name="P2">org 0</text:p>
      <text:p text:style-name="P2">LJMP start</text:p>
      <text:p text:style-name="P2"/>
      <text:p text:style-name="P2">org 30h</text:p>
      <text:p text:style-name="P2">start:</text:p>
      <text:p text:style-name="P2"><text:s text:c="4"/>mov A, #00h<text:tab/><text:tab/>; <text:span text:style-name="T1">początek opóźnienia</text:span></text:p>
      <text:p text:style-name="P2">loop:</text:p>
      <text:p text:style-name="P2"><text:s text:c="4"/>mov R0, #20</text:p>
      <text:p text:style-name="P2">loop1:</text:p>
      <text:p text:style-name="P2"><text:s text:c="4"/>mov R1, #50</text:p>
      <text:p text:style-name="P2">loop2:</text:p>
      <text:p text:style-name="P2"><text:s text:c="4"/>mov R2, #70</text:p>
      <text:p text:style-name="P2">loop3:</text:p>
      <text:p text:style-name="P2"><text:s text:c="4"/>djnz R2, loop3</text:p>
      <text:p text:style-name="P2"><text:s text:c="4"/>djnz R1, loop2</text:p>
      <text:p text:style-name="P2"><text:s text:c="4"/>djnz R0, loop1 <text:tab/>; <text:span text:style-name="T1">koniec opóźnienia</text:span></text:p>
      <text:p text:style-name="P2"><text:s text:c="4"/>xrl A, #0FFh<text:tab/><text:tab/>; <text:span text:style-name="T1">odwróć wartość</text:span></text:p>
      <text:p text:style-name="P2"><text:s text:c="4"/>mov P0, A</text:p>
      <text:p text:style-name="P2"><text:s text:c="4"/>sjmp loop<text:tab/><text:tab/>; <text:span text:style-name="T1">zapętl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Kod układu zapalającego diodę z okresem 20ms:</text:p>
      <text:p text:style-name="P1"/>
      <text:p text:style-name="P2">.ORG 0</text:p>
      <text:p text:style-name="P2"><text:s text:c="4"/>ljmp main</text:p>
      <text:p text:style-name="P2">.ORG 0x0B</text:p>
      <text:p text:style-name="P2"><text:s text:c="4"/>ljmp timer</text:p>
      <text:p text:style-name="P2"/>
      <text:p text:style-name="P2">.ORG 0x030</text:p>
      <text:p text:style-name="P2">main:</text:p>
      <text:p text:style-name="P2"><text:s text:c="4"/>mov TMOD, #0x1 <text:tab/>; <text:span text:style-name="T1">ustaw tryb 16 bitów</text:span></text:p>
      <text:p text:style-name="P2"><text:s text:c="4"/>mov IE, #0x82<text:tab/><text:tab/>; <text:span text:style-name="T1">włącz przerwania </text:span></text:p>
      <text:p text:style-name="P2"><text:s text:c="4"/>mov TH0, #0xbe <text:tab/>; hex(2**16-20000*10/12) - python, pierwszy bajt tu</text:p>
      <text:p text:style-name="P2"><text:s text:c="4"/>mov TL0, #0xe6 <text:tab/>; drugi bajt tu</text:p>
      <text:p text:style-name="P2"><text:s text:c="4"/>setb TR0</text:p>
      <text:p text:style-name="P2"><text:s text:c="4"/>jmp $<text:tab/><text:tab/><text:tab/>; <text:span text:style-name="T1">w nieskończoność</text:span></text:p>
      <text:p text:style-name="P2">timer:</text:p>
      <text:p text:style-name="P2"><text:s text:c="4"/>clr TR0<text:tab/><text:tab/><text:tab/>;<text:span text:style-name="T1">wyłącz timer</text:span></text:p>
      <text:p text:style-name="P2"><text:s text:c="4"/>mov TH0, #0xbe <text:tab/>; <text:span text:style-name="T1">te same ustawienia</text:span></text:p>
      <text:p text:style-name="P2"><text:s text:c="4"/>mov TL0, #0xe6</text:p>
      <text:p text:style-name="P2"><text:s text:c="4"/>setb TR0 <text:tab/><text:tab/>;<text:span text:style-name="T1">włącz timer</text:span></text:p>
      <text:p text:style-name="P2"><text:s text:c="4"/>xrl A, #0xFF <text:tab/><text:tab/>; <text:span text:style-name="T1">zmień kolor</text:span></text:p>
      <text:p text:style-name="P2"><text:s text:c="4"/>mov P0, A</text:p>
      <text:p text:style-name="P2"><text:s text:c="4"/>reti</text:p>
      <text:p text:style-name="P2">END</text:p>
      <text:p text:style-name="P1"/>
      <text:p text:style-name="P1">Dokładnie ten sam kod co poprzednio tyle, że dioda jest zapalana tylko co 50 przerwanie - 50</text:p>
      <text:p text:style-name="P1">* 20ms = 1s</text:p>
      <text:p text:style-name="P1"/>
      <text:p text:style-name="P2">timer:</text:p>
      <text:p text:style-name="P2"><text:s text:c="4"/>clr TR0</text:p>
      <text:p text:style-name="P2"><text:s text:c="4"/>mov TH0, #0xbe</text:p>
      <text:p text:style-name="P2"><text:s text:c="4"/>mov TL0, #0xe6</text:p>
      <text:p text:style-name="P2"><text:s text:c="4"/>setb TR0</text:p>
      <text:p text:style-name="P3"><text:s text:c="4"/>djnz R1, once_a_second ; <text:span text:style-name="T1">pomija co pięćdziesiąte </text:span></text:p>
      <text:p text:style-name="P3"><text:s text:c="4"/>mov R1, #50</text:p>
      <text:p text:style-name="P2"><text:s text:c="4"/>xrl A, #0xFF</text:p>
      <text:p text:style-name="P2"><text:s text:c="4"/>mov P0, A</text:p>
      <text:p text:style-name="P2"><text:s text:c="4"/>reti</text:p>
      <text:p text:style-name="P2">once_a_second:</text:p>
      <text:p text:style-name="P2"><text:s text:c="4"/>reti</text:p>
      <text:p text:style-name="P2">END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Nieprzetestowany przykład PWM z możliwością wpływu na wartość.</text:p>
      <text:p text:style-name="P4"/>
      <text:p text:style-name="P2">.ORG 0</text:p>
      <text:p text:style-name="P2"><text:s text:c="4"/>LJMP <text:s text:c="3"/>main</text:p>
      <text:p text:style-name="P2"/>
      <text:p text:style-name="P2">.ORG 0x03</text:p>
      <text:p text:style-name="P2"><text:s text:c="4"/>LJMP <text:s text:c="3"/>change</text:p>
      <text:p text:style-name="P2"><text:s text:c="4"/></text:p>
      <text:p text:style-name="P2">.ORG 0x0B</text:p>
      <text:p text:style-name="P2"><text:s text:c="4"/>LJMP <text:s text:c="3"/>timer</text:p>
      <text:p text:style-name="P2"/>
      <text:p text:style-name="P2">.ORG 0x30</text:p>
      <text:p text:style-name="P2">main:</text:p>
      <text:p text:style-name="P2"><text:s text:c="4"/>SETB <text:s text:c="3"/>EA</text:p>
      <text:p text:style-name="P2"><text:s text:c="4"/>SETB <text:s text:c="3"/>ET0</text:p>
      <text:p text:style-name="P2"><text:s text:c="4"/>SETB <text:s text:c="3"/>TR0</text:p>
      <text:p text:style-name="P2"><text:s text:c="4"/>MOV <text:s text:c="4"/>R1, <text:s text:c="5"/>#0x7f<text:tab/>; <text:span text:style-name="T1">domyślne wypełnienie</text:span></text:p>
      <text:p text:style-name="P2"><text:s text:c="4"/>MOV <text:s text:c="4"/>TL0, <text:s text:c="4"/>R1<text:tab/></text:p>
      <text:p text:style-name="P2"><text:s text:c="4"/>SETB <text:s text:c="3"/>IT0<text:tab/><text:tab/><text:tab/>; <text:span text:style-name="T1">ustaw zbocze</text:span></text:p>
      <text:p text:style-name="P2"><text:s text:c="4"/>JMP <text:s text:c="4"/>$</text:p>
      <text:p text:style-name="P2"><text:s text:c="4"/></text:p>
      <text:p text:style-name="P2">timer:</text:p>
      <text:p text:style-name="P2"><text:s text:c="4"/>CJNE <text:s text:c="3"/>P1, <text:s text:c="4"/>#1, <text:s text:c="4"/>zero_value</text:p>
      <text:p text:style-name="P2">one_value:<text:tab/><text:tab/><text:tab/><text:tab/>; <text:span text:style-name="T1">jak aktualnie jest jedynka</text:span></text:p>
      <text:p text:style-name="P2"><text:s text:c="4"/>CLR <text:s text:c="4"/>TR0</text:p>
      <text:p text:style-name="P2"><text:s text:c="4"/>MOV <text:s text:c="4"/>P1, <text:s text:c="4"/>#0</text:p>
      <text:p text:style-name="P2"><text:s text:c="4"/>MOV <text:s text:c="4"/>TL0, <text:s text:c="3"/>R1</text:p>
      <text:p text:style-name="P2"><text:s text:c="4"/>SETB <text:s text:c="3"/>TR0</text:p>
      <text:p text:style-name="P2"><text:s text:c="4"/>RETI</text:p>
      <text:p text:style-name="P2">zero_value:<text:tab/><text:tab/><text:tab/><text:tab/>; <text:span text:style-name="T1">jak aktualnie jest zero</text:span></text:p>
      <text:p text:style-name="P2"><text:s text:c="4"/>CLR <text:s text:c="4"/>TR0</text:p>
      <text:p text:style-name="P2"><text:s text:c="4"/>MOV <text:s text:c="4"/>P1, <text:s text:c="4"/>#1</text:p>
      <text:p text:style-name="P2"><text:s text:c="4"/>MOV <text:s text:c="4"/>A, <text:s text:c="5"/>#Oxff</text:p>
      <text:p text:style-name="P2"><text:s text:c="4"/>SUBB <text:s text:c="3"/>A, <text:s text:c="5"/>R1</text:p>
      <text:p text:style-name="P2"><text:s text:c="4"/>MOV <text:s text:c="4"/>TL0, <text:s text:c="3"/>A</text:p>
      <text:p text:style-name="P2"><text:s text:c="4"/>SETB <text:s text:c="3"/>TR0</text:p>
      <text:p text:style-name="P2"><text:s text:c="4"/>RETI</text:p>
      <text:p text:style-name="P2"><text:s text:c="4"/></text:p>
      <text:p text:style-name="P2">change:</text:p>
      <text:p text:style-name="P2"><text:s text:c="4"/>CLR <text:s text:c="4"/>EA<text:tab/>; <text:span text:style-name="T1">wyłącz przerwania</text:span></text:p>
      <text:p text:style-name="P2"><text:s text:c="4"/>INC <text:s text:c="4"/>R1<text:tab/>; <text:span text:style-name="T1">zwiększ wartość wypełnienia o 1</text:span></text:p>
      <text:p text:style-name="P2"><text:s text:c="4"/>SETB <text:s text:c="3"/>EA<text:tab/>; <text:span text:style-name="T1">włącz przerwania </text:span></text:p>
      <text:p text:style-name="P2"><text:s text:c="4"/>RETI</text:p>
      <text:p text:style-name="P2">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17:04:09.952634105</meta:creation-date>
    <dc:date>2016-11-08T17:26:21.681538945</dc:date>
    <meta:editing-duration>P0D</meta:editing-duration>
    <meta:editing-cycles>1</meta:editing-cycles>
    <meta:document-statistic meta:table-count="0" meta:image-count="0" meta:object-count="0" meta:page-count="3" meta:paragraph-count="110" meta:word-count="346" meta:character-count="2171" meta:non-whitespace-character-count="1492"/>
    <meta:generator>LibreOffice/5.1.4.2$Linux_X86_64 LibreOffice_project/10m0$Build-2</meta:generator>
  </office:meta>
</office:document-meta>
</file>